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102cm" svg:stroke-color="#00ff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2.4cm" fo:margin-right="0cm" fo:text-indent="-0.8cm"/>
      <style:text-properties fo:font-size="28pt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2.4cm" fo:margin-right="0cm" text:enable-numbering="false" fo:text-indent="-0.8cm"/>
      <style:text-properties fo:color="#23ff23" fo:font-size="24pt" fo:font-weight="bold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4.8cm" fo:margin-right="0cm" text:enable-numbering="false" fo:text-indent="-0.6cm"/>
    </style:style>
    <style:style style:name="P17" style:family="paragraph">
      <style:paragraph-properties fo:margin-left="7.2cm" fo:margin-right="0cm" text:enable-numbering="false" fo:text-indent="-0.6cm"/>
    </style:style>
    <style:style style:name="P18" style:family="paragraph">
      <style:paragraph-properties fo:text-align="center"/>
    </style:style>
    <style:style style:name="P19" style:family="paragraph">
      <style:paragraph-properties fo:margin-left="2.4cm" fo:margin-right="0cm" text:enable-numbering="false" fo:text-indent="-0.8cm"/>
      <style:text-properties fo:font-size="22pt" fo:font-weight="bold"/>
    </style:style>
    <style:style style:name="P20" style:family="paragraph">
      <style:paragraph-properties fo:margin-left="2.4cm" fo:margin-right="0cm" text:enable-numbering="false" fo:text-indent="-0.8cm"/>
    </style:style>
    <style:style style:name="P21" style:family="paragraph">
      <style:paragraph-properties fo:margin-left="6cm" fo:margin-right="0cm" text:enable-numbering="false" fo:text-indent="-0.6cm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font-size="36pt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font-size="24pt" fo:font-weight="bold"/>
    </style:style>
    <style:style style:name="T7" style:family="text">
      <style:text-properties fo:color="#ffff00" fo:font-size="24pt" fo:font-weight="bold"/>
    </style:style>
    <style:style style:name="T8" style:family="text">
      <style:text-properties fo:color="#ccccff" fo:font-size="24pt" fo:font-weight="bold"/>
    </style:style>
    <style:style style:name="T9" style:family="text">
      <style:text-properties fo:color="#23ff23" fo:font-size="24pt" fo:font-weight="bold"/>
    </style:style>
    <style:style style:name="T10" style:family="text">
      <style:text-properties fo:color="#ffffff" fo:font-size="26pt" fo:font-weight="normal"/>
    </style:style>
    <style:style style:name="T11" style:family="text">
      <style:text-properties fo:color="#23ff23" fo:font-size="26pt" fo:font-weight="normal"/>
    </style:style>
    <style:style style:name="T12" style:family="text">
      <style:text-properties fo:color="#ffff00" fo:font-size="26pt" fo:font-weight="normal"/>
    </style:style>
    <style:style style:name="T13" style:family="text">
      <style:text-properties fo:color="#ffcc99" fo:font-size="24pt" fo:font-weight="bold"/>
    </style:style>
    <style:style style:name="T14" style:family="text">
      <style:text-properties fo:color="#00ffff" fo:font-size="24pt" fo:font-weight="bold"/>
    </style:style>
    <style:style style:name="T15" style:family="text">
      <style:text-properties fo:color="#ffffff" fo:font-size="24pt" fo:font-weight="bold"/>
    </style:style>
    <style:style style:name="T16" style:family="text">
      <style:text-properties fo:color="#ffffff"/>
    </style:style>
    <style:style style:name="T17" style:family="text">
      <style:text-properties fo:color="#ccccff" fo:font-size="22pt" fo:font-weight="bold"/>
    </style:style>
    <style:style style:name="T18" style:family="text">
      <style:text-properties fo:color="#23ff23" fo:font-size="22pt" fo:font-weight="bold"/>
    </style:style>
    <style:style style:name="T19" style:family="text">
      <style:text-properties fo:color="#ffcc99" fo:font-size="22pt" fo:font-weight="bold"/>
    </style:style>
    <style:style style:name="T20" style:family="text">
      <style:text-properties fo:font-size="22pt" fo:font-weight="bold"/>
    </style:style>
    <style:style style:name="T21" style:family="text">
      <style:text-properties fo:color="#ff8080"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number text:level="1" style:num-suffix=") 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suffix=") 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suffix=") " style:num-format="1">
        <style:list-level-properties text:space-before="3cm" text:min-label-width="0.6cm"/>
        <style:text-properties fo:color="#33cc66" fo:font-size="100%"/>
      </text:list-level-style-number>
      <text:list-level-style-number text:level="4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MPT14x: §5.9</presentation:footer-decl>
      <presentation:footer-decl presentation:name="ftr2">CMPTxxxx</presentation:footer-decl>
      <presentation:date-time-decl presentation:name="dtd1" presentation:source="fixed">2 Oct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5.9: Sieve of Eratosthenes<text:line-break/><text:tab/>(example of arrays)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Quiz</text:span><text:span text:style-name="T2"> ch4-5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nnouncement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M lab (Edie) and W lab (Jenna): TAs will be ou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178cm" svg:x="1cm" svg:y="0.337cm" presentation:class="title" presentation:user-transformed="true">
          <draw:text-box>
            <text:p text:style-name="P1"><text:span text:style-name="T3">Review last time (§5.5-5.10, Py ch8)</text:span>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ython <text:span text:style-name="T4">lists</text:span> vs. M2/C <text:span text:style-name="T4">arrays</text:span></text:p>
              </text:list-item>
            </text:list>
            <text:list text:style-name="L4">
              <text:list-item>
                <text:p text:style-name="P5">Lists as function <text:span text:style-name="T4">parameters</text:span></text:p>
              </text:list-item>
            </text:list>
            <text:list text:style-name="L4">
              <text:list-item>
                <text:p text:style-name="P5"><text:span text:style-name="T4">Multidimensional</text:span> arrays/lists</text:p>
              </text:list-item>
            </text:list>
            <text:list text:style-name="L4">
              <text:list-item>
                <text:p text:style-name="P5"><text:span text:style-name="T4">Python</text:span>-specific list operations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Membership</text:span> (<text:span text:style-name="T5">in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Concatenate</text:span> (<text:span text:style-name="T5">+</text:span>), <text:span text:style-name="T4">repeat</text:span> (<text:span text:style-name="T5">*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Delete</text:span> (<text:span text:style-name="T5">del</text:span>), <text:span text:style-name="T4">slice</text:span> (<text:span text:style-name="T5">[s:e]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liasing</text:span> vs. <text:span text:style-name="T4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4-5</text:p>
          </draw:text-box>
        </draw:frame>
        <draw:frame presentation:style-name="pr7" draw:text-style-name="P9" draw:id="id1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9">Name two standard <text:span text:style-name="T4">container</text:span> (aggregate) types in Python.</text:p>
              </text:list-item>
            </text:list>
            <text:list text:style-name="L4">
              <text:list-item>
                <text:p text:style-name="P9">Name two operations/functions/properties that Python <text:span text:style-name="T4">lists</text:span> have that M2/C <text:span text:style-name="T4">arrays</text:span> do not.</text:p>
              </text:list-item>
            </text:list>
            <text:list text:style-name="L4">
              <text:list-item>
                <text:p text:style-name="P9">Write a Python function<text:span text:style-name="T5"><text:line-break/></text:span><text:span text:style-name="T5"><text:tab/></text:span><text:span text:style-name="T5">create_matrix(n_rows, n_cols)</text:span><text:line-break/>that returns a new <text:span text:style-name="T4">matrix</text:span> of the specified size.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Contents</text:span> of the matrix don't mat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Docstring</text:span> required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Partial credit for <text:span text:style-name="T4">pseudoc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4-5 answers: #1</text:p>
          </draw:text-box>
        </draw:frame>
        <draw:frame presentation:style-name="pr7" draw:text-style-name="P9" draw:id="id2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id="id3" text:style-name="P9">Name two standard <text:span text:style-name="T4">container</text:span> (aggregate) types in Python.</text:p>
              </text:list-item>
            </text:list>
            <text:list text:style-name="L4">
              <text:list-item>
                <text:list>
                  <text:list-item>
                    <text:p text:id="id4" text:style-name="P7"><text:span text:style-name="T6">Im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5" text:style-name="P11"><text:span text:style-name="T7">Strings</text:span><text:span text:style-name="T6"> (</text:span><text:span text:style-name="T8">str</text:span><text:span text:style-name="T6">): </text:span><text:span text:style-name="T6"><text:tab/></text:span><text:span text:style-name="T6"><text:tab/></text:span><text:span text:style-name="T9">"Hello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" text:style-name="P11"><text:span text:style-name="T7">Tuples</text:span><text:span text:style-name="T6"> (</text:span><text:span text:style-name="T8">tuple</text:span><text:span text:style-name="T6">):</text:span><text:span text:style-name="T6"><text:tab/></text:span><text:span text:style-name="T6"><text:tab/></text:span><text:span text:style-name="T9">(2, 5.0, "hi"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" text:style-name="P7"><text:span text:style-name="T6">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8" text:style-name="P11"><text:span text:style-name="T7">Lists</text:span><text:span text:style-name="T6"> (</text:span><text:span text:style-name="T8">list</text:span><text:span text:style-name="T6">):</text:span><text:span text:style-name="T6"><text:tab/></text:span><text:span text:style-name="T6"><text:tab/></text:span><text:span text:style-name="T6"><text:tab/></text:span><text:span text:style-name="T6"><text:tab/></text:span><text:span text:style-name="T9">[2, 5.0, "hi"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9" text:style-name="P7"><text:span text:style-name="T6">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0" text:style-name="P11"><text:span text:style-name="T7">Dictionaries</text:span><text:span text:style-name="T6"> (</text:span><text:span text:style-name="T8">dict</text:span><text:span text:style-name="T6">):</text:span><text:span text:style-name="T6"><text:tab/></text:span><text:span text:style-name="T9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4-5 answers: #2</text:p>
          </draw:text-box>
        </draw:frame>
        <draw:frame presentation:style-name="pr7" draw:text-style-name="P9" draw:id="id11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id="id12" text:style-name="P9">Name two operations/functions/properties that Python <text:span text:style-name="T4">lists</text:span> have that M2/C <text:span text:style-name="T4">arrays</text:span> do not.</text:p>
              </text:list-item>
            </text:list>
            <text:list text:style-name="L4">
              <text:list-item>
                <text:list>
                  <text:list-item>
                    <text:p text:id="id13" text:style-name="P7">Can change length <text:span text:style-name="T4">dynamical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4" text:style-name="P7">Items need not all be same <text:span text:style-name="T4">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5" text:style-name="P7"><text:span text:style-name="T4">Concatenate</text:span> (<text:span text:style-name="T5">+</text:span>), <text:span text:style-name="T4">repeat</text:span> (<text:span text:style-name="T5">*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6" text:style-name="P7">List <text:span text:style-name="T4">membership</text:span> test (<text:span text:style-name="T5">in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7" text:style-name="P7"><text:span text:style-name="T4">Insert</text:span>, <text:span text:style-name="T4">delete</text:span> (<text:span text:style-name="T5">del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8" text:style-name="P7">List <text:span text:style-name="T4">slice</text:span> (<text:span text:style-name="T5">[:]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9" text:style-name="P7">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background" smil:attributeName="visibility" smil:to="visible"/>
                  <anim:transitionFilter smil:dur="0.5s" smil:targetElement="id1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8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4-5 answers: #3</text:p>
          </draw:text-box>
        </draw:frame>
        <draw:frame presentation:style-name="pr5" draw:text-style-name="P14" draw:id="id20" draw:layer="layout" svg:width="25.199cm" svg:height="15.424cm" svg:x="1.4cm" svg:y="4.507cm" presentation:class="outline" presentation:user-transformed="true">
          <draw:text-box>
            <text:list text:style-name="L4">
              <text:list-item>
                <text:p text:id="id21" text:style-name="P12"><text:span text:style-name="T10">Create a matrix:</text:span></text:p>
              </text:list-item>
            </text:list>
            <text:list text:style-name="L4">
              <text:list-item>
                <text:list>
                  <text:list-item>
                    <text:p text:id="id22" text:style-name="P13"><text:span text:style-name="T10">Use </text:span><text:span text:style-name="T11">range()</text:span><text:span text:style-name="T10"> to create a </text:span><text:span text:style-name="T12">1D</text:span><text:span text:style-name="T10"> list, th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3" text:style-name="P13"><text:span text:style-name="T10">Use </text:span><text:span text:style-name="T11">range()</text:span><text:span text:style-name="T10"> to turn each element into a whole </text:span><text:span text:style-name="T12">row</text:span><text:span text:style-name="T10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4" text:style-name="P14"><text:span text:style-name="T13">def</text:span><text:span text:style-name="T9"> </text:span><text:span text:style-name="T14">create_matrix</text:span><text:span text:style-name="T15">(n_rows, n_cols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5" text:style-name="P15"><text:span text:style-name="T9">"""Create a new 2D list of given size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6" text:style-name="P15"><text:span text:style-name="T9">pre: n_rows, n_cols are integers &gt; 0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7" text:style-name="P15"><text:span text:style-name="T9">""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8" text:style-name="P15"><text:span text:style-name="T15">matrix = </text:span><text:span text:style-name="T8">range</text:span><text:span text:style-name="T15">(n_rows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9" text:style-name="P15"><text:span text:style-name="T13">for</text:span><text:span text:style-name="T15"> row </text:span><text:span text:style-name="T13">in</text:span><text:span text:style-name="T15"> </text:span><text:span text:style-name="T8">range</text:span><text:span text:style-name="T15">(n_rows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30" text:style-name="P16"><text:span text:style-name="T15">matrix[row] = </text:span><text:span text:style-name="T8">range</text:span><text:span text:style-name="T15">(n_col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1" text:style-name="P15"><text:span text:style-name="T13">return</text:span><text:span text:style-name="T15"> matrix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background" smil:attributeName="visibility" smil:to="visible"/>
                  <anim:transitionFilter smil:dur="0.5s" smil:targetElement="id20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oblem statement: list prime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Problem</text:span>: list all the <text:span text:style-name="T4">prime</text:span> numbers between 2 and some given big number.</text:p>
              </text:list-item>
            </text:list>
            <text:list text:style-name="L4">
              <text:list-item>
                <text:list>
                  <text:list-item>
                    <text:p text:style-name="P7">You had a <text:span text:style-name="T4">homework</text:span> that was similar: test if a given number is prime, and list its facto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How did you solve that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Procedure <text:span text:style-name="T5">is_prime() </text:span><text:span text:style-name="T16">(pseudocode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7">Iterate for factor in 2 .. sqrt(n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If (n % factor == 0), t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7"><text:span text:style-name="T17">We've found a factor!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But this is wasteful: really only need to test <text:span text:style-name="T5">prime</text:span> numbers for potential factor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ing all prime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e could tackle this problem by repeatedly calling <text:span text:style-name="T5">is_prime()</text:span> on <text:span text:style-name="T4">every</text:span> number in tur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8">for num in range(2, max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8">if is_prime(num)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But this could be really <text:span text:style-name="T4">slow</text:span> if <text:span text:style-name="T5">max</text:span> is big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eve of Eratosthene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The sieve works by a process of <text:span text:style-name="T4">elimination</text:span>: we eliminate all the <text:span text:style-name="T4">non-primes</text:span> by turn:</text:p>
              </text:list-item>
            </text:list>
          </draw:text-box>
        </draw:frame>
        <draw:frame draw:name="Numbers" draw:style-name="gr3" draw:layer="layout" svg:width="16.264cm" svg:height="10.309cm" svg:x="5.993cm" svg:y="7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One" draw:style-name="gr4" draw:text-style-name="P18" draw:id="id32" draw:layer="layout" svg:width="0.971cm" svg:height="0.971cm" svg:x="5.915cm" svg:y="7.92cm">
          <text:p text:style-name="P1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g draw:name="Multiples of 2" draw:id="id33">
          <draw:custom-shape draw:style-name="gr4" draw:text-style-name="P18" draw:layer="layout" svg:width="0.971cm" svg:height="0.971cm" svg:x="7.6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7.6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7.6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7.6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7.6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7.6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7.6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7.6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7.6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0.9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4.2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7.5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21.0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5" draw:text-style-name="P18" draw:layer="layout" svg:width="1.143cm" svg:height="1.072cm" svg:x="7.52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Multiples of 3" draw:id="id34">
          <draw:custom-shape draw:style-name="gr4" draw:text-style-name="P18" draw:layer="layout" svg:width="0.971cm" svg:height="0.971cm" svg:x="9.3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9.3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9.3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2.6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2.6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2.6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5.8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5.8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5.8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9.2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9.2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9.2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9.2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5.9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5.9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5.9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5" draw:text-style-name="P18" draw:layer="layout" svg:width="1.143cm" svg:height="1.072cm" svg:x="9.121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Multiples of 5" draw:id="id35">
          <draw:custom-shape draw:style-name="gr4" draw:text-style-name="P18" draw:layer="layout" svg:width="0.971cm" svg:height="0.971cm" svg:x="12.6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2.6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2.6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2.6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2.6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2.6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5" draw:text-style-name="P18" draw:layer="layout" svg:width="1.143cm" svg:height="1.072cm" svg:x="12.421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Multiples of 7" draw:id="id36">
          <draw:custom-shape draw:style-name="gr4" draw:text-style-name="P18" draw:layer="layout" svg:width="0.971cm" svg:height="0.971cm" svg:x="15.8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19.2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8" draw:layer="layout" svg:width="0.971cm" svg:height="0.971cm" svg:x="5.9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5" draw:text-style-name="P18" draw:layer="layout" svg:width="1.143cm" svg:height="1.072cm" svg:x="15.721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Remaining Primes" draw:id="id37">
          <draw:custom-shape draw:style-name="gr5" draw:text-style-name="P18" draw:layer="layout" svg:width="1.143cm" svg:height="1.072cm" svg:x="5.921cm" svg:y="8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9.122cm" svg:y="8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9.123cm" svg:y="9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5.723cm" svg:y="8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9.024cm" svg:y="8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9.025cm" svg:y="9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9.026cm" svg:y="12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9.027cm" svg:y="15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9.028cm" svg:y="16.1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9.128cm" svg:y="15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9.129cm" svg:y="16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9.129cm" svg:y="13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9.129cm" svg:y="11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5.93cm" svg:y="10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5.931cm" svg:y="11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5.932cm" svg:y="14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5.933cm" svg:y="15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5.733cm" svg:y="14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5.734cm" svg:y="17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5.734cm" svg:y="11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8" draw:layer="layout" svg:width="1.143cm" svg:height="1.072cm" svg:x="15.734cm" svg:y="10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seudocode</text:p>
          </draw:text-box>
        </draw:frame>
        <draw:frame presentation:style-name="pr9" draw:text-style-name="P12" draw:layer="layout" svg:width="25.199cm" svg:height="14.267cm" svg:x="1.4cm" svg:y="4.507cm" presentation:class="outline">
          <draw:text-box>
            <text:list text:style-name="L5">
              <text:list-item>
                <text:p text:style-name="P12">Create an <text:span text:style-name="T4">array</text:span> of booleans and set them all to <text:span text:style-name="T5">true</text:span> at first. (<text:span text:style-name="T5">true</text:span> = <text:span text:style-name="T4">prime</text:span>)</text:p>
              </text:list-item>
            </text:list>
            <text:list text:style-name="L5" text:continue-numbering="true">
              <text:list-item>
                <text:p text:style-name="P12">Set array element <text:span text:style-name="T5">1</text:span> to <text:span text:style-name="T5">false</text:span>. Now <text:span text:style-name="T5">2</text:span> is <text:span text:style-name="T4">prime</text:span>.</text:p>
              </text:list-item>
            </text:list>
            <text:list text:style-name="L5" text:continue-numbering="true">
              <text:list-item>
                <text:p text:style-name="P12">Set the values whose index in the array is a <text:span text:style-name="T4">multiple</text:span> of the last prime found to <text:span text:style-name="T5">false</text:span>.</text:p>
              </text:list-item>
            </text:list>
            <text:list text:style-name="L5" text:continue-numbering="true">
              <text:list-item>
                <text:p text:style-name="P12">The next index where the array holds the value <text:span text:style-name="T5">true</text:span> is the <text:span text:style-name="T4">next prime</text:span>.</text:p>
              </text:list-item>
            </text:list>
            <text:list text:style-name="L5" text:continue-numbering="true">
              <text:list-item>
                <text:p text:style-name="P12">Repeat steps 3 and 4 until the last prime found is greater than the <text:span text:style-name="T4">square root</text:span> of the largest number in the array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ython code</text:p>
          </draw:text-box>
        </draw:frame>
        <draw:frame presentation:style-name="pr5" draw:text-style-name="P19" draw:layer="layout" svg:width="25.199cm" svg:height="14.373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9"><text:span text:style-name="T18">"""Find all primes up to a given number, using Eratosthenes' prime sieve."""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9">import</text:span><text:span text:style-name="T20"> math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# sqr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20">size = </text:span><text:span text:style-name="T17">input</text:span><text:span text:style-name="T20">("Find all primes up to: "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2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21"># Initialize: all numbers except 0, 1 are pri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20">primeFlags = </text:span><text:span text:style-name="T17">range</text:span><text:span text:style-name="T20">(size+1)</text:span><text:span text:style-name="T20"><text:tab/></text:span><text:span text:style-name="T20"><text:tab/></text:span><text:span text:style-name="T20"><text:tab/></text:span><text:span text:style-name="T21"># so pF[size] exis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9">for</text:span><text:span text:style-name="T20"> num </text:span><text:span text:style-name="T19">in</text:span><text:span text:style-name="T20"> </text:span><text:span text:style-name="T17">range</text:span><text:span text:style-name="T20">(size+1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20">primeFlags[num] = </text:span><text:span text:style-name="T17">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2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20">primeFlags[0] = </text:span><text:span text:style-name="T17">Fal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20">primeFlags[1] = </text:span><text:span text:style-name="T17">Fals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ython code (p.2)</text:p>
          </draw:text-box>
        </draw:frame>
        <draw:frame presentation:style-name="pr5" draw:text-style-name="P19" draw:layer="layout" svg:width="25.199cm" svg:height="14.267cm" svg:x="1.4cm" svg:y="4.507cm" presentation:class="outline">
          <draw:text-box>
            <text:list text:style-name="L4">
              <text:list-item>
                <text:list>
                  <text:list-item>
                    <text:p text:style-name="P19"><text:span text:style-name="T21"># Computation: eliminate all non-prim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9">for</text:span><text:span text:style-name="T20"> num </text:span><text:span text:style-name="T19">in</text:span><text:span text:style-name="T20"> </text:span><text:span text:style-name="T17">range</text:span><text:span text:style-name="T20">(2, </text:span><text:span text:style-name="T17">int</text:span><text:span text:style-name="T20">(math.sqrt(size))+1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9">if</text:span><text:span text:style-name="T20"> primeFlags[num]:</text:span><text:span text:style-name="T20"><text:tab/></text:span><text:span text:style-name="T20"><text:tab/></text:span><text:span text:style-name="T20"><text:tab/></text:span><text:span text:style-name="T21"># got a prim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1"># Eliminate its multip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9">for</text:span><text:span text:style-name="T20"> multiple </text:span><text:span text:style-name="T19">in</text:span><text:span text:style-name="T20"> </text:span><text:span text:style-name="T17">range</text:span><text:span text:style-name="T20">(num**2, size+1, num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1"><text:span text:style-name="T20">primeFlags[multiple] = </text:span><text:span text:style-name="T17">Fals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21"># Outp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9">print</text:span><text:span text:style-name="T20"> </text:span><text:span text:style-name="T18">"Your primes, sir/madam:"</text:span><text:span text:style-name="T20">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9">for</text:span><text:span text:style-name="T20"> num </text:span><text:span text:style-name="T19">in</text:span><text:span text:style-name="T20"> </text:span><text:span text:style-name="T17">range</text:span><text:span text:style-name="T20">(2, size+1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9">if</text:span><text:span text:style-name="T20"> primeFlags[num]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9">print</text:span><text:span text:style-name="T20"> num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14.718cm" svg:height="0.971cm" svg:x="12.336cm" svg:y="18.786cm">
          <draw:text-box>
            <text:p text:style-name="P1"><text:span text:style-name="T16"><text:a xlink:href="http://twu.seanho.com/python/primesieve.py">http://twu.seanho.com/python/primesieve.py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02T11:13:37</meta:creation-date>
    <dc:creator>Sean Ho</dc:creator>
    <dc:date>2006-10-02T14:30:28</dc:date>
    <dc:language>en-US</dc:language>
    <meta:editing-cycles>10</meta:editing-cycles>
    <meta:editing-duration>PT3H17M7S</meta:editing-duration>
    <meta:template xlink:type="simple" xlink:actuate="onRequest" xlink:role="template" xlink:href="../../../../../../Application%20Data/OpenOffice.org2/user/template/Sample%20Lecture.otp" xlink:title="Sample Lecture" meta:date="2006-10-02T11:13:34"/>
    <meta:user-defined meta:name="Info 1"/>
    <meta:user-defined meta:name="Info 2"/>
    <meta:user-defined meta:name="Info 3"/>
    <meta:user-defined meta:name="Info 4"/>
    <meta:document-statistic meta:object-count="19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yellow">
              <math:mrow>
                <math:mtable>
                  <math:mtr>
                    <math:mtd>
                      <math:mn>1</math:mn>
                    </math:mtd>
                    <math:mtd>
                      <math:mn>2</math:mn>
                    </math:mtd>
                    <math:mtd>
                      <math:mn>3</math:mn>
                    </math:mtd>
                    <math:mtd>
                      <math:mn>4</math:mn>
                    </math:mtd>
                    <math:mtd>
                      <math:mn>5</math:mn>
                    </math:mtd>
                    <math:mtd>
                      <math:mn>6</math:mn>
                    </math:mtd>
                    <math:mtd>
                      <math:mn>7</math:mn>
                    </math:mtd>
                    <math:mtd>
                      <math:mn>8</math:mn>
                    </math:mtd>
                    <math:mtd>
                      <math:mn>9</math:mn>
                    </math:mtd>
                    <math:mtd>
                      <math:mn>10</math:mn>
                    </math:mtd>
                  </math:mtr>
                  <math:mtr>
                    <math:mtd>
                      <math:mn>11</math:mn>
                    </math:mtd>
                    <math:mtd>
                      <math:mn>12</math:mn>
                    </math:mtd>
                    <math:mtd>
                      <math:mn>13</math:mn>
                    </math:mtd>
                    <math:mtd>
                      <math:mn>14</math:mn>
                    </math:mtd>
                    <math:mtd>
                      <math:mn>15</math:mn>
                    </math:mtd>
                    <math:mtd>
                      <math:mn>16</math:mn>
                    </math:mtd>
                    <math:mtd>
                      <math:mn>17</math:mn>
                    </math:mtd>
                    <math:mtd>
                      <math:mn>18</math:mn>
                    </math:mtd>
                    <math:mtd>
                      <math:mn>19</math:mn>
                    </math:mtd>
                    <math:mtd>
                      <math:mn>20</math:mn>
                    </math:mtd>
                  </math:mtr>
                  <math:mtr>
                    <math:mtd>
                      <math:mn>21</math:mn>
                    </math:mtd>
                    <math:mtd>
                      <math:mn>22</math:mn>
                    </math:mtd>
                    <math:mtd>
                      <math:mn>23</math:mn>
                    </math:mtd>
                    <math:mtd>
                      <math:mn>24</math:mn>
                    </math:mtd>
                    <math:mtd>
                      <math:mn>25</math:mn>
                    </math:mtd>
                    <math:mtd>
                      <math:mn>26</math:mn>
                    </math:mtd>
                    <math:mtd>
                      <math:mn>27</math:mn>
                    </math:mtd>
                    <math:mtd>
                      <math:mn>28</math:mn>
                    </math:mtd>
                    <math:mtd>
                      <math:mn>29</math:mn>
                    </math:mtd>
                    <math:mtd>
                      <math:mn>30</math:mn>
                    </math:mtd>
                  </math:mtr>
                  <math:mtr>
                    <math:mtd>
                      <math:mn>31</math:mn>
                    </math:mtd>
                    <math:mtd>
                      <math:mn>32</math:mn>
                    </math:mtd>
                    <math:mtd>
                      <math:mn>33</math:mn>
                    </math:mtd>
                    <math:mtd>
                      <math:mn>34</math:mn>
                    </math:mtd>
                    <math:mtd>
                      <math:mn>35</math:mn>
                    </math:mtd>
                    <math:mtd>
                      <math:mn>36</math:mn>
                    </math:mtd>
                    <math:mtd>
                      <math:mn>37</math:mn>
                    </math:mtd>
                    <math:mtd>
                      <math:mn>38</math:mn>
                    </math:mtd>
                    <math:mtd>
                      <math:mn>39</math:mn>
                    </math:mtd>
                    <math:mtd>
                      <math:mn>40</math:mn>
                    </math:mtd>
                  </math:mtr>
                  <math:mtr>
                    <math:mtd>
                      <math:mn>41</math:mn>
                    </math:mtd>
                    <math:mtd>
                      <math:mn>42</math:mn>
                    </math:mtd>
                    <math:mtd>
                      <math:mn>43</math:mn>
                    </math:mtd>
                    <math:mtd>
                      <math:mn>44</math:mn>
                    </math:mtd>
                    <math:mtd>
                      <math:mn>45</math:mn>
                    </math:mtd>
                    <math:mtd>
                      <math:mn>46</math:mn>
                    </math:mtd>
                    <math:mtd>
                      <math:mn>47</math:mn>
                    </math:mtd>
                    <math:mtd>
                      <math:mn>48</math:mn>
                    </math:mtd>
                    <math:mtd>
                      <math:mn>49</math:mn>
                    </math:mtd>
                    <math:mtd>
                      <math:mn>50</math:mn>
                    </math:mtd>
                  </math:mtr>
                  <math:mtr>
                    <math:mtd>
                      <math:mn>51</math:mn>
                    </math:mtd>
                    <math:mtd>
                      <math:mn>52</math:mn>
                    </math:mtd>
                    <math:mtd>
                      <math:mn>53</math:mn>
                    </math:mtd>
                    <math:mtd>
                      <math:mn>54</math:mn>
                    </math:mtd>
                    <math:mtd>
                      <math:mn>55</math:mn>
                    </math:mtd>
                    <math:mtd>
                      <math:mn>56</math:mn>
                    </math:mtd>
                    <math:mtd>
                      <math:mn>57</math:mn>
                    </math:mtd>
                    <math:mtd>
                      <math:mn>58</math:mn>
                    </math:mtd>
                    <math:mtd>
                      <math:mn>59</math:mn>
                    </math:mtd>
                    <math:mtd>
                      <math:mn>60</math:mn>
                    </math:mtd>
                  </math:mtr>
                  <math:mtr>
                    <math:mtd>
                      <math:mn>61</math:mn>
                    </math:mtd>
                    <math:mtd>
                      <math:mn>62</math:mn>
                    </math:mtd>
                    <math:mtd>
                      <math:mn>63</math:mn>
                    </math:mtd>
                    <math:mtd>
                      <math:mn>64</math:mn>
                    </math:mtd>
                    <math:mtd>
                      <math:mn>65</math:mn>
                    </math:mtd>
                    <math:mtd>
                      <math:mn>66</math:mn>
                    </math:mtd>
                    <math:mtd>
                      <math:mn>67</math:mn>
                    </math:mtd>
                    <math:mtd>
                      <math:mn>68</math:mn>
                    </math:mtd>
                    <math:mtd>
                      <math:mn>69</math:mn>
                    </math:mtd>
                    <math:mtd>
                      <math:mn>70</math:mn>
                    </math:mtd>
                  </math:mtr>
                  <math:mtr>
                    <math:mtd>
                      <math:mn>71</math:mn>
                    </math:mtd>
                    <math:mtd>
                      <math:mn>72</math:mn>
                    </math:mtd>
                    <math:mtd>
                      <math:mn>73</math:mn>
                    </math:mtd>
                    <math:mtd>
                      <math:mn>74</math:mn>
                    </math:mtd>
                    <math:mtd>
                      <math:mn>75</math:mn>
                    </math:mtd>
                    <math:mtd>
                      <math:mn>76</math:mn>
                    </math:mtd>
                    <math:mtd>
                      <math:mn>77</math:mn>
                    </math:mtd>
                    <math:mtd>
                      <math:mn>78</math:mn>
                    </math:mtd>
                    <math:mtd>
                      <math:mn>79</math:mn>
                    </math:mtd>
                    <math:mtd>
                      <math:mn>80</math:mn>
                    </math:mtd>
                  </math:mtr>
                  <math:mtr>
                    <math:mtd>
                      <math:mn>81</math:mn>
                    </math:mtd>
                    <math:mtd>
                      <math:mn>82</math:mn>
                    </math:mtd>
                    <math:mtd>
                      <math:mn>83</math:mn>
                    </math:mtd>
                    <math:mtd>
                      <math:mn>84</math:mn>
                    </math:mtd>
                    <math:mtd>
                      <math:mn>85</math:mn>
                    </math:mtd>
                    <math:mtd>
                      <math:mn>86</math:mn>
                    </math:mtd>
                    <math:mtd>
                      <math:mn>87</math:mn>
                    </math:mtd>
                    <math:mtd>
                      <math:mn>88</math:mn>
                    </math:mtd>
                    <math:mtd>
                      <math:mn>89</math:mn>
                    </math:mtd>
                    <math:mtd>
                      <math:mn>90</math:mn>
                    </math:mtd>
                  </math:mtr>
                  <math:mtr>
                    <math:mtd>
                      <math:mn>91</math:mn>
                    </math:mtd>
                    <math:mtd>
                      <math:mn>92</math:mn>
                    </math:mtd>
                    <math:mtd>
                      <math:mn>93</math:mn>
                    </math:mtd>
                    <math:mtd>
                      <math:mn>94</math:mn>
                    </math:mtd>
                    <math:mtd>
                      <math:mn>95</math:mn>
                    </math:mtd>
                    <math:mtd>
                      <math:mn>96</math:mn>
                    </math:mtd>
                    <math:mtd>
                      <math:mn>97</math:mn>
                    </math:mtd>
                    <math:mtd>
                      <math:mn>98</math:mn>
                    </math:mtd>
                    <math:mtd>
                      <math:mn>99</math:mn>
                    </math:mtd>
                    <math:mtd>
                      <math:mn>100</math:mn>
                    </math:mtd>
                  </math:mtr>
                </math:mtable>
              </math:mrow>
            </math:mstyle>
          </math:mrow>
        </math:mstyle>
      </math:mrow>
    </math:mstyle>
    <math:annotation math:encoding="StarMath 5.0">size 24 bold color yellow
matrix{
1 # 2 # 3 # 4 # 5 # 6 # 7 # 8 # 9 # 10
## 11 # 12 # 13 # 14 # 15 # 16 # 17 # 18 # 19 # 20
## 21 # 22 # 23 # 24 # 25 # 26 # 27 # 28 # 29 # 30
## 31 # 32 # 33 # 34 # 35 # 36 # 37 # 38 # 39 # 40
## 41 # 42 # 43 # 44 # 45 # 46 # 47 # 48 # 49 # 50
## 51 # 52 # 53 # 54 # 55 # 56 # 57 # 58 # 59 # 60
## 61 # 62 # 63 # 64 # 65 # 66 # 67 # 68 # 69 # 70
## 71 # 72 # 73 # 74 # 75 # 76 # 77 # 78 # 79 # 80
## 81 # 82 # 83 # 84 # 85 # 86 # 87 # 88 # 89 # 90
## 91 # 92 # 93 # 94 # 95 # 96 # 97 # 98 # 99 # 100
}  </math:annotation>
  </math:semantics>
</math:math>
</file>